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ustom Channel Filtering</text:h>
      <text:p text:style-name="P2"/>
      <text:p text:style-name="P3">Custom Filters can be written and attached to server-side channels. <text:s/>Filters must implement the com.sun.gi.comm.users.filter.ChannelFilter interface and define a filter(ByteBuffer) method. <text:s/>This method will be called when a message is sent over a channel. <text:s/>If the filter fails, the message will not be sent.</text:p>
      <text:p text:style-name="P3"><text:line-break/>To attach a Channel Filter to your application's channels, include a &lt;CHANNELFILTER&gt; element within your application's deployment descriptor defining the custom class. <text:s/>For example:</text:p>
      <text:p text:style-name="P4"/>
      <text:p text:style-name="P4">&lt;CHANNELFILTER class="com.sun.gi.apps.mcs.matchmaker.server.MMChannelFilter" /&gt;</text:p>
      <text:p text:style-name="P3"/>
      <text:p text:style-name="P3">Please refer to the Match Maker example application as a model of how to integrate Channel Filtering into your applic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Sten Anderson</meta:initial-creator>
    <meta:creation-date>2006-08-16T16:47:30</meta:creation-date>
    <dc:creator>Sten Anderson</dc:creator>
    <dc:date>2006-08-16T16:55:16</dc:date>
    <dc:language>en-US</dc:language>
    <meta:editing-cycles>3</meta:editing-cycles>
    <meta:editing-duration>PT7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96" meta:character-count="716"/>
  </office:meta>
</office:document-meta>
</file>